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paragraph-rsid="000382e9" style:font-size-asian="16pt" style:font-size-complex="16pt"/>
    </style:style>
    <style:style style:name="P2" style:family="paragraph" style:parent-style-name="Standard">
      <style:paragraph-properties fo:text-align="justify" style:justify-single-word="false"/>
      <style:text-properties fo:font-size="16pt" fo:font-weight="bold" officeooo:rsid="00017590" officeooo:paragraph-rsid="00017590"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paragraph-rsid="00082480"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fo:font-weight="normal" officeooo:rsid="00039b25" officeooo:paragraph-rsid="00039b25" style:font-size-asian="16pt" style:font-style-asian="italic" style:font-weight-asian="normal" style:font-size-complex="16pt" style:font-style-complex="italic" style:font-weight-complex="normal"/>
    </style:style>
    <style:style style:name="P5" style:family="paragraph" style:parent-style-name="Standard">
      <style:paragraph-properties fo:text-align="justify" style:justify-single-word="false"/>
      <style:text-properties fo:font-size="12pt" fo:font-weight="normal" officeooo:rsid="00039b25" officeooo:paragraph-rsid="0004df03"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style="italic" fo:font-weight="normal" officeooo:rsid="00039b25" officeooo:paragraph-rsid="00098709"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normal" officeooo:rsid="00039b25" officeooo:paragraph-rsid="00039b25"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officeooo:paragraph-rsid="00039b25"/>
    </style:style>
    <style:style style:name="P9" style:family="paragraph" style:parent-style-name="Standard" style:list-style-name="L4">
      <style:paragraph-properties fo:text-align="justify" style:justify-single-word="false"/>
      <style:text-properties officeooo:paragraph-rsid="00098709"/>
    </style:style>
    <style:style style:name="P10" style:family="paragraph" style:parent-style-name="Standard">
      <style:paragraph-properties fo:text-align="justify" style:justify-single-word="false"/>
      <style:text-properties fo:font-size="14pt" officeooo:paragraph-rsid="00039b25" style:font-size-asian="14pt" style:font-size-complex="14pt"/>
    </style:style>
    <style:style style:name="P11" style:family="paragraph" style:parent-style-name="Standard" style:list-style-name="L4">
      <style:paragraph-properties fo:text-align="justify" style:justify-single-word="false"/>
      <style:text-properties fo:font-size="14pt" officeooo:paragraph-rsid="00098709" style:font-size-asian="14pt" style:font-size-complex="14pt"/>
    </style:style>
    <style:style style:name="P12" style:family="paragraph" style:parent-style-name="Standard">
      <style:paragraph-properties fo:text-align="justify" style:justify-single-word="false"/>
      <style:text-properties fo:font-size="14pt" officeooo:rsid="00069dd8" officeooo:paragraph-rsid="00069dd8" style:font-size-asian="14pt" style:font-size-complex="14pt"/>
    </style:style>
    <style:style style:name="P13" style:family="paragraph" style:parent-style-name="Standard">
      <style:paragraph-properties fo:text-align="justify" style:justify-single-word="false"/>
      <style:text-properties fo:font-size="14pt" fo:font-weight="normal" officeooo:rsid="00080377" officeooo:paragraph-rsid="0008248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039b25" officeooo:paragraph-rsid="0004df03"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normal" officeooo:rsid="00098709" officeooo:paragraph-rsid="00098709"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style="normal" fo:font-weight="normal" officeooo:rsid="0004df03" officeooo:paragraph-rsid="00069dd8"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fo:font-weight="normal" officeooo:rsid="00098709" officeooo:paragraph-rsid="0009870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1pt" fo:font-style="normal" fo:font-weight="normal" officeooo:rsid="00098709" officeooo:paragraph-rsid="00098709"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fo:font-size="18pt" fo:font-weight="normal" officeooo:rsid="00039b25" officeooo:paragraph-rsid="00039b25" style:font-size-asian="18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2a76" style:font-weight-asian="normal" style:font-weight-complex="normal"/>
    </style:style>
    <style:style style:name="T3" style:family="text">
      <style:text-properties fo:font-weight="normal" officeooo:rsid="00039b25" style:font-weight-asian="normal" style:font-weight-complex="normal"/>
    </style:style>
    <style:style style:name="T4" style:family="text">
      <style:text-properties fo:font-weight="normal" officeooo:rsid="000382e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39b25"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officeooo:rsid="00039b25" style:font-style-asian="italic" style:font-weight-asian="normal" style:font-style-complex="italic" style:font-weight-complex="normal"/>
    </style:style>
    <style:style style:name="T9" style:family="text">
      <style:text-properties fo:font-style="italic" fo:font-weight="normal" officeooo:rsid="00032a7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17590" style:font-style-asian="italic" style:font-weight-asian="bold" style:font-style-complex="italic" style:font-weight-complex="bold"/>
    </style:style>
    <style:style style:name="T12" style:family="text">
      <style:text-properties officeooo:rsid="00069dd8"/>
    </style:style>
    <style:style style:name="T13" style:family="text">
      <style:text-properties officeooo:rsid="00098709"/>
    </style:style>
    <style:style style:name="T14" style:family="text">
      <style:text-properties fo:font-size="14pt" fo:font-style="normal" fo:font-weight="normal" officeooo:rsid="00098709" style:font-size-asian="14pt" style:font-style-asian="normal" style:font-weight-asian="normal" style:font-size-complex="14pt" style:font-style-complex="normal" style:font-weight-complex="normal"/>
    </style:style>
    <style:style style:name="T15" style:family="text">
      <style:text-properties fo:font-size="14pt" style:font-size-asian="14pt" style:font-size-complex="14pt"/>
    </style:style>
    <style:style style:name="T16" style:family="text">
      <style:text-properties fo:font-size="11pt" fo:font-style="normal" fo:font-weight="normal" officeooo:rsid="00098709" style:font-size-asian="11pt" style:font-style-asian="normal" style:font-weight-asian="normal" style:font-size-complex="11pt" style:font-style-complex="normal" style:font-weight-complex="normal"/>
    </style:style>
    <style:style style:name="T17" style:family="text">
      <style:text-properties fo:font-style="normal" fo:font-weight="normal" officeooo:rsid="00098709"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3pt" style:font-size-asian="13pt" style:font-size-complex="13pt"/>
    </style:style>
    <style:style style:name="T21" style:family="text">
      <style:text-properties fo:font-size="13pt" officeooo:rsid="00069dd8"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0">“</text:span><text:span text:style-name="T11">Above the Clouds : A Berkeley View of Cloud Computing”</text:span></text:p>
      <text:p text:style-name="P15"><text:span text:style-name="T11">(</text:span><text:span text:style-name="T7">PAPER SUMMARY</text:span><text:span text:style-name="T10">)</text:span></text:p>
      <text:p text:style-name="P6">Submitted to: Dr. Manish Pokharel, <text:span text:style-name="T13">HoD, DoCSE</text:span></text:p>
      <text:p text:style-name="P7">Submitted by: Sanjog Sigdel, Computer Science, 57</text:p>
      <text:p text:style-name="P4"/>
      <text:p text:style-name="P2">Discussion</text:p>
      <text:p text:style-name="P8"/>
      <text:p text:style-name="P10"><text:span text:style-name="T2">Conventionally cloud can be referred as </text:span><text:span text:style-name="T9">Service over internet &amp; hardware</text:span><text:span text:style-name="T2">, </text:span><text:span text:style-name="T3">but now the term Cloud Computing is referred for</text:span><text:span text:style-name="T2"> </text:span><text:span text:style-name="T9">software as a service</text:span><text:span text:style-name="T2">. </text:span><text:span text:style-name="T3">Cloud is now the demand for all tech giants due to some of the benefits like:</text:span><text:span text:style-name="T4"> </text:span><text:span text:style-name="T8">d</text:span><text:span text:style-name="T9">ecrease in cost of electricity, network bandwidth, operations, hardware availability at very large economic scale. </text:span><text:span text:style-name="T3">We can make a lot of money, leverage existing investment, define a franchise, become a platform and attack an business incubment, by adapting the cloud computing.</text:span></text:p>
      <text:p text:style-name="P12"/>
      <text:p text:style-name="P12"><text:span text:style-name="T3">C</text:span><text:span text:style-name="T1">loud services were not used earlier, it is due to the reliability scale which was not prominent. But now cloud efficiently provides new-tech trends and business models included as cloud platform. Cloud these days provides new application opportunities, mobile interactive application and parallel batch processing, which has been the reason for catching the huge mass of cloud service consumers. </text:span></text:p>
      <text:p text:style-name="P10"/>
      <text:p text:style-name="P1"><text:span text:style-name="T6">F</text:span><text:span text:style-name="T5">indings</text:span></text:p>
      <text:p text:style-name="P5"/>
      <text:p text:style-name="P14">Cloud computing strongly follows the 'pay-as-you-go' principle, which enables the feature elasticity by providing its vendors the usage based pricing. Cloud vendors provide virtualized resources as computation model or Virtual Machine, Storage model and Networking Model. Cloud is more economic to rely on then other existing alternatives. Cloud computing application is focused on three models: <text:span text:style-name="T7">Model of Computation, Storage and Communication.</text:span></text:p>
      <text:p text:style-name="P14"><text:span text:style-name="T7"/></text:p>
      <text:p text:style-name="P16">Cloud has huge opportunities today because it has been success in overcoming the <text:span text:style-name="T20">obstacles which vendors faced relaying on other alternatives. As an alternative of Software Licensing cloud provides Pay-for-use Liscensing. Conventional alternatives </text:span>has limited storage but cloud provides invent storage. Data-Lock In was the main issue <text:span text:style-name="T20">in </text:span>Conventional alternatives whereas cloud provides many standardize APIs for maintaining, and <text:span text:style-name="T20">manipulating our data. </text:span><text:span text:style-name="T21">Earlier there were no availability of services to </text:span><text:span text:style-name="T12">host or run our system, but now cloud providers provide business continuity. Even cloud use Elasticity to defend against the DDOS attacks. Cloud has improved virtual machine support; Flash memory, gang scheduling Virtual Machines. Earlier bugs in Large-Scale Distributed Systems were a major issue. Bug in a single hub used to damage the whole system, but cloud provides invent debugger that relies on distributed virtual machines which solves the bugs without hampering the system.</text:span></text:p>
      <text:p text:style-name="P16"/>
      <text:p text:style-name="P3"><text:soft-page-break/>Arguments</text:p>
      <text:p text:style-name="P3"/>
      <text:p text:style-name="P13">From the cloud provider’s view, the construction of very large datacenters at low cost sites using commodity computing, storage, and networking uncovered the possibility of selling those resources on a pay-as-you-go model below the costs of many medium-sized datacenters, while making a profit by statistically multiplexing among a large group of customers. From the cloud user’s view, it would be as startling for a new software startup to build its own datacenter as it would for a hardware startup to build its own fabrication line.</text:p>
      <text:p text:style-name="P13"/>
      <text:p text:style-name="P17">Cloud specifically focuses on following questions:</text:p>
      <text:list xml:id="list48962643685797114" text:style-name="L4">
        <text:list-item>
          <text:p text:style-name="P9"><text:span text:style-name="T14">Applications Software of the future will likely have a piece that runs on clients and a piece that runs in the Cloud. The cloud piece needs to both scale down rapidly as well as scale up, which is a new requirement for software systems.</text:span></text:p>
        </text:list-item>
        <text:list-item>
          <text:p text:style-name="P11"><text:span text:style-name="T17">Infrastructure Software of the future needs to be cognizant that it is no longer running on bare metal but on virtual machines.</text:span></text:p>
        </text:list-item>
        <text:list-item>
          <text:p text:style-name="P11"><text:span text:style-name="T17">Moreover, it needs to have billing built in from the beginning, as it is very difficult to retrofit an accounting system.</text:span></text:p>
        </text:list-item>
        <text:list-item>
          <text:p text:style-name="P11"><text:span text:style-name="T17">Hardware Systems of the future need to be designed at the scale of a container (at least a dozen racks) rather than single rac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1:08:07.504732617</meta:creation-date>
    <dc:date>2015-12-23T23:11:59.951911106</dc:date>
    <meta:editing-duration>PT11H51M35S</meta:editing-duration>
    <meta:editing-cycles>4</meta:editing-cycles>
    <meta:generator>LibreOffice/4.2.8.2$Linux_x86 LibreOffice_project/420m0$Build-2</meta:generator>
    <meta:document-statistic meta:table-count="0" meta:image-count="0" meta:object-count="0" meta:page-count="2" meta:paragraph-count="17" meta:word-count="580" meta:character-count="3724" meta:non-whitespace-character-count="3160"/>
  </office:meta>
</office:document-meta>
</file>